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38D1548E72B0CC9452.png" manifest:media-type="image/png"/>
  <manifest:file-entry manifest:full-path="Pictures/1000000000000CC000000990CF4E2368F087257E.jpg" manifest:media-type="image/jpeg"/>
  <manifest:file-entry manifest:full-path="Pictures/10000000000003DD000000B49B18B55A0298C7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5cm, 26.861cm, 3.511cm, 38.60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5cm, 47.37cm, 3.511cm, 20.116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166cm" svg:height="4.762cm" svg:x="0.698cm" svg:y="0.414cm">
          <draw:image xlink:href="Pictures/10000000000003DD000000B49B18B55A0298C7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209cm" svg:y="2.531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3" draw:text-style-name="P1" draw:layer="layout" svg:width="6.297cm" svg:height="15.782cm" draw:transform="skewX (0.000174532925199433) rotate (-1.57341432067289) translate (16.132cm 0.289cm)">
          <draw:image xlink:href="Pictures/1000000000000CC000000990CF4E2368F08725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" draw:layer="layout" svg:width="6.03cm" svg:height="16.728cm" draw:transform="rotate (-1.57358885359809) translate (16.96cm 0.412cm)">
          <draw:image xlink:href="Pictures/1000000000000CC000000990CF4E2368F08725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3" draw:layer="layout" svg:width="25.199cm" svg:height="2.629cm" svg:x="1.4cm" svg:y="0.171cm" presentation:class="title" presentation:user-transformed="true">
          <draw:text-box>
            <text:p text:style-name="P3"><text:span text:style-name="T1">Hausaufgaben</text:span></text:p>
          </draw:text-box>
        </draw:frame>
        <draw:frame presentation:style-name="pr3" draw:layer="layout" svg:width="25.199cm" svg:height="9.134cm" svg:x="1.4cm" svg:y="2.524cm" presentation:class="outline" presentation:user-transformed="true">
          <draw:text-box>
            <text:list text:style-name="L2">
              <text:list-header>
                <text:p><text:span text:style-name="T2">Seite 72, Aufgaben 2, 4, 5 </text:span></text:p>
                <text:p><text:span text:style-name="T3">Tipp: zur 5)a) </text:span></text:p>
              </text:list-header>
            </text:list>
          </draw:text-box>
        </draw:frame>
        <draw:frame draw:style-name="gr1" draw:text-style-name="P1" draw:layer="layout" svg:width="9.498cm" svg:height="8.991cm" svg:x="1.961cm" svg:y="5.737cm">
          <draw:image xlink:href="Pictures/100002010000025800000238D1548E72B0CC94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8:50:16.992348926</meta:creation-date>
    <dc:date>2025-02-17T09:15:06.898503953</dc:date>
    <meta:editing-duration>PT4M29S</meta:editing-duration>
    <meta:editing-cycles>2</meta:editing-cycles>
    <meta:generator>LibreOffice/6.4.7.2$Linux_X86_64 LibreOffice_project/40$Build-2</meta:generator>
    <meta:document-statistic meta:object-count="43"/>
  </office:meta>
</office:document-meta>
</file>